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text-properties fo:color="#3465a4" loext:opacity="100%" style:font-name="Arial1"/>
    </style:style>
    <style:style style:name="P2" style:family="paragraph" style:parent-style-name="Heading_20_4">
      <style:text-properties style:font-name="Arial1"/>
    </style:style>
    <style:style style:name="P3" style:family="paragraph" style:parent-style-name="Standard">
      <style:paragraph-properties style:line-height-at-least="0.503cm"/>
      <style:text-properties fo:color="#000000" loext:opacity="100%" style:font-name="Consolas" fo:font-size="10.5pt" fo:font-weight="normal" fo:background-color="#ffffff"/>
    </style:style>
    <style:style style:name="P4" style:family="paragraph" style:parent-style-name="Standard">
      <style:paragraph-properties style:line-height-at-least="0.503cm"/>
      <style:text-properties fo:color="#000000" loext:opacity="100%" style:font-name="Consolas" fo:font-size="9pt" fo:font-weight="normal" fo:background-color="#ffffff" style:font-size-asian="9pt" style:font-size-complex="9pt"/>
    </style:style>
    <style:style style:name="P5" style:family="paragraph" style:parent-style-name="Standard">
      <style:paragraph-properties style:line-height-at-least="0.503cm"/>
      <style:text-properties fo:color="#000000" loext:opacity="100%" fo:font-size="9pt" fo:background-color="#ffffff" style:font-size-asian="9pt" style:font-size-complex="9pt"/>
    </style:style>
    <style:style style:name="P6" style:family="paragraph" style:parent-style-name="Standard">
      <style:paragraph-properties style:line-height-at-least="0.503cm"/>
      <style:text-properties fo:color="#800000" loext:opacity="100%" style:font-name="Consolas" fo:font-size="9pt" fo:font-weight="normal" fo:background-color="#ffffff" style:font-size-asian="9pt" style:font-size-complex="9pt"/>
    </style:style>
    <style:style style:name="P7" style:family="paragraph" style:parent-style-name="Standard">
      <style:paragraph-properties style:line-height-at-least="0.503cm"/>
      <style:text-properties fo:font-size="9pt" style:font-size-asian="9pt" style:font-size-complex="9pt"/>
    </style:style>
    <style:style style:name="P8" style:family="paragraph" style:parent-style-name="Preformatted_20_Text" style:list-style-name="L2"/>
    <style:style style:name="P9" style:family="paragraph" style:parent-style-name="Standard" style:list-style-name="L2"/>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2">
      <style:text-properties officeooo:paragraph-rsid="00065ea6"/>
    </style:style>
    <style:style style:name="P13" style:family="paragraph" style:parent-style-name="Text_20_body" style:list-style-name="L3">
      <style:text-properties style:font-name="Arial1" officeooo:rsid="00065ea6" officeooo:paragraph-rsid="00065ea6"/>
    </style:style>
    <style:style style:name="P14" style:family="paragraph" style:parent-style-name="Text_20_body" style:list-style-name="L2">
      <style:paragraph-properties fo:margin-top="0cm" fo:margin-bottom="0cm" style:contextual-spacing="false"/>
      <style:text-properties style:font-name="Arial1" officeooo:rsid="00065ea6" officeooo:paragraph-rsid="00065ea6"/>
    </style:style>
    <style:style style:name="P15" style:family="paragraph" style:parent-style-name="Text_20_body" style:list-style-name="L2">
      <style:paragraph-properties fo:margin-top="0cm" fo:margin-bottom="0cm" style:contextual-spacing="false"/>
      <style:text-properties style:font-name="Arial1" officeooo:rsid="0007910a" officeooo:paragraph-rsid="0007910a"/>
    </style:style>
    <style:style style:name="P16" style:family="paragraph" style:parent-style-name="Text_20_body" style:list-style-name="L2">
      <style:paragraph-properties fo:margin-top="0cm" fo:margin-bottom="0cm" style:contextual-spacing="false"/>
      <style:text-properties style:font-name="Arial1"/>
    </style:style>
    <style:style style:name="P17" style:family="paragraph" style:parent-style-name="Text_20_body" style:list-style-name="L2">
      <style:text-properties style:font-name="Arial1"/>
    </style:style>
    <style:style style:name="T1" style:family="text">
      <style:text-properties style:font-name="Arial1"/>
    </style:style>
    <style:style style:name="T2" style:family="text">
      <style:text-properties style:font-name="Arial1" officeooo:rsid="00065ea6"/>
    </style:style>
    <style:style style:name="T3" style:family="text">
      <style:text-properties officeooo:rsid="00065ea6"/>
    </style:style>
    <style:style style:name="T4" style:family="text">
      <style:text-properties style:font-name="Consolas" fo:font-weight="normal"/>
    </style:style>
    <style:style style:name="T5" style:family="text">
      <style:text-properties fo:color="#000000" loext:opacity="100%" style:font-name="Consolas" fo:font-size="9pt" fo:font-weight="normal" fo:background-color="#ffffff" loext:char-shading-value="0" style:font-size-asian="9pt" style:font-size-complex="9pt"/>
    </style:style>
    <style:style style:name="T6" style:family="text">
      <style:text-properties fo:color="#800000" loext:opacity="100%"/>
    </style:style>
    <style:style style:name="T7" style:family="text">
      <style:text-properties fo:color="#800000" loext:opacity="100%" style:font-name="Consolas" fo:font-weight="normal"/>
    </style:style>
    <style:style style:name="T8" style:family="text">
      <style:text-properties fo:color="#800000" loext:opacity="100%" style:font-name="Consolas" fo:font-size="9pt" fo:font-weight="normal" fo:background-color="#ffffff" loext:char-shading-value="0" style:font-size-asian="9pt" style:font-size-complex="9pt"/>
    </style:style>
    <style:style style:name="T9" style:family="text">
      <style:text-properties fo:color="#e50000" loext:opacity="100%"/>
    </style:style>
    <style:style style:name="T10" style:family="text">
      <style:text-properties fo:color="#e50000" loext:opacity="100%" style:font-name="Consolas" fo:font-weight="normal"/>
    </style:style>
    <style:style style:name="T11" style:family="text">
      <style:text-properties fo:color="#e50000" loext:opacity="100%" style:font-name="Consolas" fo:font-size="9pt" fo:font-weight="normal" fo:background-color="#ffffff" loext:char-shading-value="0" style:font-size-asian="9pt" style:font-size-complex="9pt"/>
    </style:style>
    <style:style style:name="T12" style:family="text">
      <style:text-properties fo:color="#0000ff" loext:opacity="100%"/>
    </style:style>
    <style:style style:name="T13" style:family="text">
      <style:text-properties fo:color="#0000ff" loext:opacity="100%" style:font-name="Consolas" fo:font-weight="normal"/>
    </style:style>
    <style:style style:name="T14" style:family="text">
      <style:text-properties fo:color="#008000" loext:opacity="100%" style:font-name="Consolas" fo:font-weight="normal"/>
    </style:style>
    <style:style style:name="T15" style:family="text">
      <style:text-properties officeooo:rsid="0007910a"/>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Procesamiento de Formulario de Alta de Evento - Club Deportivo</text:h>
      <text:h text:style-name="P2" text:outline-level="4">Descripción:</text:h>
      <text:p text:style-name="Text_20_body"><text:span text:style-name="T2">Un</text:span><text:span text:style-name="T1"> club deportivo necesita una aplicación web que permita dar de alta nuevos eventos. Tu tarea es </text:span><text:span text:style-name="T2">procesar los datos recibidos del formulario incluido en </text:span><text:span text:style-name="Source_20_Text"><text:span text:style-name="T1">alta_evento.php</text:span></text:span><text:span text:style-name="T1"> que procesará los datos enviados desde el formulario de alta de evento.</text:span></text:p>
      <text:p text:style-name="Text_20_body"/>
      <text:h text:style-name="P2" text:outline-level="4">Requisitos:</text:h>
      <text:list xml:id="list4198329394" text:style-name="L1">
        <text:list-item>
          <text:p text:style-name="P10"><text:span text:style-name="Strong_20_Emphasis"><text:span text:style-name="T1">Formulario de Alta de Evento</text:span></text:span></text:p>
        </text:list-item>
      </text:list>
      <text:list xml:id="list378185429" text:style-name="L2">
        <text:list-header>
          <text:p text:style-name="P9"><text:span text:style-name="Source_20_Text"><text:span text:style-name="T8">&lt;!DOCTYPE</text:span></text:span><text:span text:style-name="Source_20_Text"><text:span text:style-name="T5"> </text:span></text:span><text:span text:style-name="Source_20_Text"><text:span text:style-name="T11">html</text:span></text:span><text:span text:style-name="Source_20_Text"><text:span text:style-name="T8">&gt;</text:span></text:span></text:p>
        </text:list-header>
      </text:list>
      <text:p text:style-name="P6">&lt;html&gt;</text:p>
      <text:p text:style-name="P6">&lt;head&gt;</text:p>
      <text:p text:style-name="P5">    <text:span text:style-name="T7">&lt;title&gt;</text:span><text:span text:style-name="T4">Formulario de Alta de Evento - Club Deportivo</text:span><text:span text:style-name="T7">&lt;/title&gt;</text:span></text:p>
      <text:p text:style-name="P6">&lt;/head&gt;</text:p>
      <text:p text:style-name="P6">&lt;body&gt;</text:p>
      <text:p text:style-name="P7"/>
      <text:p text:style-name="P4"><text:span text:style-name="T6">&lt;h2&gt;</text:span>Dar de Alta un Nuevo Evento - Club Deportivo<text:span text:style-name="T6">&lt;/h2&gt;</text:span></text:p>
      <text:p text:style-name="P7"/>
      <text:p text:style-name="P4"><text:span text:style-name="T6">&lt;form</text:span> <text:span text:style-name="T9">action</text:span>=<text:span text:style-name="T12">"procesar_alta_evento.php"</text:span> <text:span text:style-name="T9">method</text:span>=<text:span text:style-name="T12">"post"</text:span> <text:span text:style-name="T9">enctype</text:span>=<text:span text:style-name="T12">"multipart/form-data"</text:span><text:span text:style-name="T6">&gt;</text:span></text:p>
      <text:p text:style-name="P5">    </text:p>
      <text:p text:style-name="P5">    <text:span text:style-name="T14">&lt;!-- Campo para el nombre del evento --&gt;</text:span></text:p>
      <text:p text:style-name="P5">    <text:span text:style-name="T7">&lt;label</text:span><text:span text:style-name="T4"> </text:span><text:span text:style-name="T10">for</text:span><text:span text:style-name="T4">=</text:span><text:span text:style-name="T13">"nombre_evento"</text:span><text:span text:style-name="T7">&gt;</text:span><text:span text:style-name="T4">Nombre del Evento:</text:span><text:span text:style-name="T7">&lt;/label&gt;</text:span></text:p>
      <text:p text:style-name="P5">    <text:span text:style-name="T7">&lt;input</text:span><text:span text:style-name="T4"> </text:span><text:span text:style-name="T10">type</text:span><text:span text:style-name="T4">=</text:span><text:span text:style-name="T13">"text"</text:span><text:span text:style-name="T4"> </text:span><text:span text:style-name="T10">id</text:span><text:span text:style-name="T4">=</text:span><text:span text:style-name="T13">"nombre_evento"</text:span><text:span text:style-name="T4"> </text:span><text:span text:style-name="T10">name</text:span><text:span text:style-name="T4">=</text:span><text:span text:style-name="T13">"nombre_evento"</text:span><text:span text:style-name="T4"> </text:span><text:span text:style-name="T7">&gt;&lt;br&gt;&lt;br&gt;</text:span></text:p>
      <text:p text:style-name="P7"/>
      <text:p text:style-name="P5">    <text:span text:style-name="T14">&lt;!-- Campo para el tipo de evento --&gt;</text:span></text:p>
      <text:p text:style-name="P5">    <text:span text:style-name="T7">&lt;label</text:span><text:span text:style-name="T4"> </text:span><text:span text:style-name="T10">for</text:span><text:span text:style-name="T4">=</text:span><text:span text:style-name="T13">"tipo_evento"</text:span><text:span text:style-name="T7">&gt;</text:span><text:span text:style-name="T4">Tipo de Evento:</text:span><text:span text:style-name="T7">&lt;/label&gt;</text:span></text:p>
      <text:p text:style-name="P5">    <text:span text:style-name="T7">&lt;select</text:span><text:span text:style-name="T4"> </text:span><text:span text:style-name="T10">id</text:span><text:span text:style-name="T4">=</text:span><text:span text:style-name="T13">"tipo_evento"</text:span><text:span text:style-name="T4"> </text:span><text:span text:style-name="T10">name</text:span><text:span text:style-name="T4">=</text:span><text:span text:style-name="T13">"tipo_evento"</text:span><text:span text:style-name="T4"> </text:span><text:span text:style-name="T7">&gt;</text:span></text:p>
      <text:p text:style-name="P5">        <text:span text:style-name="T7">&lt;option</text:span><text:span text:style-name="T4"> </text:span><text:span text:style-name="T10">value</text:span><text:span text:style-name="T4">=</text:span><text:span text:style-name="T13">"competencia"</text:span><text:span text:style-name="T7">&gt;</text:span><text:span text:style-name="T4">Competencia</text:span><text:span text:style-name="T7">&lt;/option&gt;</text:span></text:p>
      <text:p text:style-name="P5">        <text:span text:style-name="T7">&lt;option</text:span><text:span text:style-name="T4"> </text:span><text:span text:style-name="T10">value</text:span><text:span text:style-name="T4">=</text:span><text:span text:style-name="T13">"entrenamiento"</text:span><text:span text:style-name="T7">&gt;</text:span><text:span text:style-name="T4">Entrenamiento</text:span><text:span text:style-name="T7">&lt;/option&gt;</text:span></text:p>
      <text:p text:style-name="P5">        <text:span text:style-name="T7">&lt;option</text:span><text:span text:style-name="T4"> </text:span><text:span text:style-name="T10">value</text:span><text:span text:style-name="T4">=</text:span><text:span text:style-name="T13">"torneo"</text:span><text:span text:style-name="T7">&gt;</text:span><text:span text:style-name="T4">Torneo</text:span><text:span text:style-name="T7">&lt;/option&gt;</text:span></text:p>
      <text:p text:style-name="P5">        <text:span text:style-name="T7">&lt;option</text:span><text:span text:style-name="T4"> </text:span><text:span text:style-name="T10">value</text:span><text:span text:style-name="T4">=</text:span><text:span text:style-name="T13">"charla"</text:span><text:span text:style-name="T7">&gt;</text:span><text:span text:style-name="T4">Charla</text:span><text:span text:style-name="T7">&lt;/option&gt;</text:span></text:p>
      <text:p text:style-name="P5">        <text:span text:style-name="T7">&lt;option</text:span><text:span text:style-name="T4"> </text:span><text:span text:style-name="T10">value</text:span><text:span text:style-name="T4">=</text:span><text:span text:style-name="T13">"otros"</text:span><text:span text:style-name="T7">&gt;</text:span><text:span text:style-name="T4">Otros</text:span><text:span text:style-name="T7">&lt;/option&gt;</text:span></text:p>
      <text:p text:style-name="P5">    <text:span text:style-name="T7">&lt;/select&gt;&lt;br&gt;&lt;br&gt;</text:span></text:p>
      <text:p text:style-name="P7"/>
      <text:p text:style-name="P5">    <text:span text:style-name="T14">&lt;!-- Campo para la fecha del evento --&gt;</text:span></text:p>
      <text:p text:style-name="P5">    <text:span text:style-name="T7">&lt;label</text:span><text:span text:style-name="T4"> </text:span><text:span text:style-name="T10">for</text:span><text:span text:style-name="T4">=</text:span><text:span text:style-name="T13">"fecha_evento"</text:span><text:span text:style-name="T7">&gt;</text:span><text:span text:style-name="T4">Fecha del Evento:</text:span><text:span text:style-name="T7">&lt;/label&gt;</text:span></text:p>
      <text:p text:style-name="P5">    <text:span text:style-name="T7">&lt;input</text:span><text:span text:style-name="T4"> </text:span><text:span text:style-name="T10">type</text:span><text:span text:style-name="T4">=</text:span><text:span text:style-name="T13">"date"</text:span><text:span text:style-name="T4"> </text:span><text:span text:style-name="T10">id</text:span><text:span text:style-name="T4">=</text:span><text:span text:style-name="T13">"fecha_evento"</text:span><text:span text:style-name="T4"> </text:span><text:span text:style-name="T10">name</text:span><text:span text:style-name="T4">=</text:span><text:span text:style-name="T13">"fecha_evento"</text:span><text:span text:style-name="T4"> </text:span><text:span text:style-name="T7">&gt;&lt;br&gt;&lt;br&gt;</text:span></text:p>
      <text:p text:style-name="P7"/>
      <text:p text:style-name="P5">    <text:span text:style-name="T14">&lt;!-- Campo para la hora del evento --&gt;</text:span></text:p>
      <text:p text:style-name="P5">    <text:span text:style-name="T7">&lt;label</text:span><text:span text:style-name="T4"> </text:span><text:span text:style-name="T10">for</text:span><text:span text:style-name="T4">=</text:span><text:span text:style-name="T13">"hora_evento"</text:span><text:span text:style-name="T7">&gt;</text:span><text:span text:style-name="T4">Hora del Evento:</text:span><text:span text:style-name="T7">&lt;/label&gt;</text:span></text:p>
      <text:p text:style-name="P5">    <text:span text:style-name="T7">&lt;input</text:span><text:span text:style-name="T4"> </text:span><text:span text:style-name="T10">type</text:span><text:span text:style-name="T4">=</text:span><text:span text:style-name="T13">"time"</text:span><text:span text:style-name="T4"> </text:span><text:span text:style-name="T10">id</text:span><text:span text:style-name="T4">=</text:span><text:span text:style-name="T13">"hora_evento"</text:span><text:span text:style-name="T4"> </text:span><text:span text:style-name="T10">name</text:span><text:span text:style-name="T4">=</text:span><text:span text:style-name="T13">"hora_evento"</text:span><text:span text:style-name="T4"> </text:span><text:span text:style-name="T7">&gt;&lt;br&gt;&lt;br&gt;</text:span></text:p>
      <text:p text:style-name="P7"/>
      <text:p text:style-name="P5">    <text:span text:style-name="T14">&lt;!-- Campo para la ubicación del evento --&gt;</text:span></text:p>
      <text:p text:style-name="P5">    <text:span text:style-name="T7">&lt;label</text:span><text:span text:style-name="T4"> </text:span><text:span text:style-name="T10">for</text:span><text:span text:style-name="T4">=</text:span><text:span text:style-name="T13">"ubicacion"</text:span><text:span text:style-name="T7">&gt;</text:span><text:span text:style-name="T4">Ubicación del Evento:</text:span><text:span text:style-name="T7">&lt;/label&gt;</text:span></text:p>
      <text:p text:style-name="P5">    <text:span text:style-name="T7">&lt;input</text:span><text:span text:style-name="T4"> </text:span><text:span text:style-name="T10">type</text:span><text:span text:style-name="T4">=</text:span><text:span text:style-name="T13">"text"</text:span><text:span text:style-name="T4"> </text:span><text:span text:style-name="T10">id</text:span><text:span text:style-name="T4">=</text:span><text:span text:style-name="T13">"ubicacion"</text:span><text:span text:style-name="T4"> </text:span><text:span text:style-name="T10">name</text:span><text:span text:style-name="T4">=</text:span><text:span text:style-name="T13">"ubicacion"</text:span><text:span text:style-name="T4"> </text:span><text:span text:style-name="T7">&gt;&lt;br&gt;&lt;br&gt;</text:span></text:p>
      <text:p text:style-name="P7"/>
      <text:p text:style-name="P5">    <text:span text:style-name="T14">&lt;!-- Campo para la descripción --&gt;</text:span></text:p>
      <text:p text:style-name="P5"><text:soft-page-break/>    <text:span text:style-name="T7">&lt;label</text:span><text:span text:style-name="T4"> </text:span><text:span text:style-name="T10">for</text:span><text:span text:style-name="T4">=</text:span><text:span text:style-name="T13">"descripcion"</text:span><text:span text:style-name="T7">&gt;</text:span><text:span text:style-name="T4">Descripción:</text:span><text:span text:style-name="T7">&lt;/label&gt;&lt;br&gt;</text:span></text:p>
      <text:p text:style-name="P5">    <text:span text:style-name="T7">&lt;textarea</text:span><text:span text:style-name="T4"> </text:span><text:span text:style-name="T10">id</text:span><text:span text:style-name="T4">=</text:span><text:span text:style-name="T13">"descripcion"</text:span><text:span text:style-name="T4"> </text:span><text:span text:style-name="T10">name</text:span><text:span text:style-name="T4">=</text:span><text:span text:style-name="T13">"descripcion"</text:span><text:span text:style-name="T4"> </text:span><text:span text:style-name="T10">rows</text:span><text:span text:style-name="T4">=</text:span><text:span text:style-name="T13">"4"</text:span><text:span text:style-name="T4"> </text:span><text:span text:style-name="T10">cols</text:span><text:span text:style-name="T4">=</text:span><text:span text:style-name="T13">"50"</text:span><text:span text:style-name="T4"> </text:span><text:span text:style-name="T7">&gt;&lt;/textarea&gt;&lt;br&gt;&lt;br&gt;</text:span></text:p>
      <text:p text:style-name="P7"/>
      <text:p text:style-name="P5">    <text:span text:style-name="T14">&lt;!-- Campo para subir un archivo relacionado con el evento --&gt;</text:span></text:p>
      <text:p text:style-name="P5">    <text:span text:style-name="T7">&lt;label</text:span><text:span text:style-name="T4"> </text:span><text:span text:style-name="T10">for</text:span><text:span text:style-name="T4">=</text:span><text:span text:style-name="T13">"imagen"</text:span><text:span text:style-name="T7">&gt;</text:span><text:span text:style-name="T4">Subir imagen del evento (opcional):</text:span><text:span text:style-name="T7">&lt;/label&gt;</text:span></text:p>
      <text:p text:style-name="P5">    <text:span text:style-name="T7">&lt;input</text:span><text:span text:style-name="T4"> </text:span><text:span text:style-name="T10">type</text:span><text:span text:style-name="T4">=</text:span><text:span text:style-name="T13">"file"</text:span><text:span text:style-name="T4"> </text:span><text:span text:style-name="T10">id</text:span><text:span text:style-name="T4">=</text:span><text:span text:style-name="T13">"imagen"</text:span><text:span text:style-name="T4"> </text:span><text:span text:style-name="T10">name</text:span><text:span text:style-name="T4">=</text:span><text:span text:style-name="T13">"imagen"</text:span><text:span text:style-name="T4"> </text:span><text:span text:style-name="T10">accept</text:span><text:span text:style-name="T4">=</text:span><text:span text:style-name="T13">"image/*"</text:span><text:span text:style-name="T7">&gt;&lt;br&gt;&lt;br&gt;</text:span></text:p>
      <text:p text:style-name="P7"/>
      <text:p text:style-name="P5">    <text:span text:style-name="T14">&lt;!-- Botón de enviar --&gt;</text:span></text:p>
      <text:p text:style-name="P5">    <text:span text:style-name="T7">&lt;input</text:span><text:span text:style-name="T4"> </text:span><text:span text:style-name="T10">type</text:span><text:span text:style-name="T4">=</text:span><text:span text:style-name="T13">"submit"</text:span><text:span text:style-name="T4"> </text:span><text:span text:style-name="T10">name</text:span><text:span text:style-name="T4">=</text:span><text:span text:style-name="T13">"submit"</text:span><text:span text:style-name="T4"> </text:span><text:span text:style-name="T10">value</text:span><text:span text:style-name="T4">=</text:span><text:span text:style-name="T13">"Dar de Alta"</text:span><text:span text:style-name="T7">&gt;</text:span></text:p>
      <text:p text:style-name="P6">&lt;/form&gt;</text:p>
      <text:p text:style-name="P7"/>
      <text:p text:style-name="P6">&lt;/body&gt;</text:p>
      <text:p text:style-name="P6">&lt;/html&gt;</text:p>
      <text:p text:style-name="P3"/>
      <text:list xml:id="list195125698378545" text:continue-numbering="true" text:style-name="L2">
        <text:list-header>
          <text:p text:style-name="P8"><text:span text:style-name="Source_20_Text"/></text:p>
        </text:list-header>
        <text:list-item>
          <text:p text:style-name="P12"><text:span text:style-name="Strong_20_Emphasis"><text:span text:style-name="T2">Modificación formularios</text:span></text:span></text:p>
        </text:list-item>
      </text:list>
      <text:list xml:id="list1086578301" text:style-name="L3">
        <text:list-item>
          <text:p text:style-name="P13">Vamos a modificar el formulario, para generar de manera dinámica la lista desplegable. Para ello almacenaremos los tipos de evento en un array y crearemos una función que “pinte” en pantalla el HTML correspondiente al campo lista desplegable con los datos que provienen del array. </text:p>
        </text:list-item>
      </text:list>
      <text:list xml:id="list195125136237896" text:continue-list="list195125698378545" text:style-name="L2">
        <text:list-item>
          <text:p text:style-name="P11"><text:span text:style-name="Strong_20_Emphasis"><text:span text:style-name="T1">Validación de Datos</text:span></text:span></text:p>
          <text:list>
            <text:list-item>
              <text:p text:style-name="P15">Los valores a validar son los normales para cada tipo correspondiente:</text:p>
              <text:list>
                <text:list-item>
                  <text:p text:style-name="P15">Fecha evento debe ser una fecha válida posterior a la fecha actual.</text:p>
                </text:list-item>
                <text:list-item>
                  <text:p text:style-name="P15">Hora evento debe ser una hora válida.</text:p>
                </text:list-item>
                <text:list-item>
                  <text:p text:style-name="P15">El tipo de evento debe ser un valor de los incluidos en el array de tipos de evento.</text:p>
                </text:list-item>
                <text:list-item>
                  <text:p text:style-name="P15">La imagen aceptará las extensiones habituales para ficheros de tipo imagen.</text:p>
                </text:list-item>
              </text:list>
            </text:list-item>
            <text:list-item>
              <text:p text:style-name="P16"><text:span text:style-name="T3">Todos los campos, </text:span><text:span text:style-name="T15">excepto la imagen, </text:span><text:span text:style-name="T3">son requeridos, a</text:span>segúrate de que todos los campos estén completos antes de procesar el formulario.</text:p>
            </text:list-item>
            <text:list-item>
              <text:p text:style-name="P15">Utiliza un fichero config,php para incorporar datos como las extensiones válidas, tamaño máximo imagen, ….</text:p>
            </text:list-item>
            <text:list-item>
              <text:p text:style-name="P16">Implementa la validación necesaria para cada tipo de dato introducido. <text:span text:style-name="T3">Para ello utiliza las funciones incluidas en la librería bGeneral, en caso de faltar alguna creala con la misma lógica que las anteriores, por ejemplo la necesaria para validar la fecha.</text:span></text:p>
            </text:list-item>
          </text:list>
        </text:list-item>
        <text:list-item>
          <text:p text:style-name="P11"><text:span text:style-name="Strong_20_Emphasis"><text:span text:style-name="T1">Almacenamiento de Datos</text:span></text:span></text:p>
          <text:list>
            <text:list-item>
              <text:p text:style-name="P14">De momento, en esta semana no almacenaremos los dato, lo dejaremos para más adelante.</text:p>
            </text:list-item>
          </text:list>
        </text:list-item>
        <text:list-item>
          <text:p text:style-name="P11"><text:span text:style-name="Strong_20_Emphasis"><text:span text:style-name="T1">Respuesta al Usuario</text:span></text:span></text:p>
          <text:list>
            <text:list-item>
              <text:p text:style-name="P14">Una vez los datos se han procesado con éxito pasaremos a una nueva página donde mostraremos un mensaje al usuario y un enlace para poder volver a la página de alta de evento.</text:p>
            </text:list-item>
            <text:list-item>
              <text:p text:style-name="P17">En caso de errores, <text:span text:style-name="T3">vuelve a mostrar el formulario con los errores</text:span> para ayudar al usuario a corregir los datos introducidos.</text:p>
            </text:list-item>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4-18T19:29:39.330000000</meta:creation-date>
    <dc:date>2024-04-18T19:51:24.785000000</dc:date>
    <meta:editing-duration>PT7M</meta:editing-duration>
    <meta:editing-cycles>3</meta:editing-cycles>
    <meta:generator>LibreOffice/7.3.4.2$Windows_X86_64 LibreOffice_project/728fec16bd5f605073805c3c9e7c4212a0120dc5</meta:generator>
    <meta:document-statistic meta:table-count="0" meta:image-count="0" meta:object-count="0" meta:page-count="3" meta:paragraph-count="62" meta:word-count="512" meta:character-count="3783" meta:non-whitespace-character-count="3212"/>
  </office:meta>
</office:document-meta>
</file>